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7.59cm" fo:margin-left="0cm" table:align="left"/>
    </style:style>
    <style:style style:family="table-column" style:name="co1">
      <style:table-column-properties style:column-width="2.249cm"/>
    </style:style>
    <style:style style:family="table-column" style:name="co2">
      <style:table-column-properties style:column-width="6.751cm"/>
    </style:style>
    <style:style style:family="table-column" style:name="co3">
      <style:table-column-properties style:column-width="8.591cm"/>
    </style:style>
    <style:style style:family="table-row" style:name="ro1">
      <style:table-row-properties/>
    </style:style>
    <style:style style:family="table-cell" style:name="ce1">
      <style:table-cell-properties style:direction="ltr" fo:border-top="0.01764cm solid #000000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02" style:family="paragraph" style:name="P37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25">
      <style:text-properties fo:color="#000000" style:text-line-through-type="none" fo:font-family="Liberation Serif" fo:font-size="10pt" fo:language="ru" fo:country="RU" fo:font-style="normal" style:text-underline-type="none" style:text-underline-width="auto" fo:font-weight="normal"/>
    </style:style>
    <style:style style:family="text" style:name="T26">
      <style:text-properties fo:font-size="10pt"/>
    </style:style>
    <style:style style:family="table-cell" style:name="ce2">
      <style:table-cell-properties style:direction="ltr" fo:border-top="0.01764cm solid #000000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02" style:family="paragraph" style:name="P38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2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28">
      <style:text-properties fo:font-size="10pt"/>
    </style:style>
    <style:style style:family="table-cell" style:name="ce3">
      <style:table-cell-properties style:direction="ltr" fo:border="0.01764cm solid #000000" fo:padding-top="0.09702cm" fo:padding-bottom="0.09702cm" fo:padding-left="0.09702cm" fo:padding-right="0.09702cm" fo:wrap-option="wrap"/>
    </style:style>
    <style:style style:parent-style-name="602" style:family="paragraph" style:name="P39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2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0">
      <style:text-properties fo:font-size="10pt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02" style:family="paragraph" style:name="P40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31">
      <style:text-properties fo:color="#000000" style:text-line-through-type="none" fo:font-family="Liberation Serif" fo:font-size="10pt" fo:language="ru" fo:country="RU" fo:font-style="normal" style:text-underline-type="none" style:text-underline-width="auto" fo:font-weight="normal"/>
    </style:style>
    <style:style style:family="text" style:name="T32">
      <style:text-properties fo:font-size="10pt"/>
    </style:style>
    <style:style style:family="table-cell" style:name="ce5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10" style:family="paragraph" style:name="P41">
      <style:text-properties fo:font-size="10pt"/>
      <style:paragraph-properties/>
    </style:style>
    <style:style style:family="text" style:name="T33">
      <style:text-properties fo:font-size="10pt"/>
    </style:style>
    <style:style style:family="text" style:name="T34">
      <style:text-properties fo:font-size="10pt"/>
    </style:style>
    <style:style style:family="text" style:name="T35">
      <style:text-properties fo:font-size="10pt"/>
    </style:style>
    <style:style style:family="text" style:name="T36">
      <style:text-properties fo:font-size="10pt"/>
    </style:style>
    <style:style style:family="text" style:name="T37">
      <style:text-properties fo:font-size="10pt"/>
    </style:style>
    <style:style style:family="text" style:name="T38">
      <style:text-properties fo:font-size="10pt"/>
    </style:style>
    <style:style style:family="text" style:name="T39">
      <style:text-properties fo:font-size="10pt"/>
    </style:style>
    <style:style style:family="text" style:name="T40">
      <style:text-properties fo:font-size="10pt"/>
    </style:style>
    <style:style style:family="text" style:name="T41">
      <style:text-properties fo:font-size="10pt"/>
    </style:style>
    <style:style style:family="text" style:name="T42">
      <style:text-properties fo:font-size="10pt"/>
    </style:style>
    <style:style style:family="text" style:name="T43">
      <style:text-properties fo:font-size="10pt"/>
    </style:style>
    <style:style style:family="text" style:name="T44">
      <style:text-properties fo:font-size="10pt"/>
    </style:style>
    <style:style style:family="text" style:name="T45">
      <style:text-properties fo:font-size="10pt"/>
    </style:style>
    <style:style style:family="text" style:name="T46">
      <style:text-properties fo:font-size="10pt"/>
    </style:style>
    <style:style style:family="text" style:name="T47">
      <style:text-properties fo:font-size="10pt"/>
    </style:style>
    <style:style style:family="text" style:name="T48">
      <style:text-properties fo:font-size="10pt"/>
    </style:style>
    <style:style style:family="text" style:name="T49">
      <style:text-properties fo:font-size="10pt"/>
    </style:style>
    <style:style style:family="text" style:name="T50">
      <style:text-properties fo:font-size="10pt"/>
    </style:style>
    <style:style style:family="text" style:name="T51">
      <style:text-properties fo:font-size="10pt"/>
    </style:style>
    <style:style style:family="text" style:name="T52">
      <style:text-properties fo:font-size="10pt"/>
    </style:style>
    <style:style style:family="text" style:name="T53">
      <style:text-properties fo:font-size="10pt"/>
    </style:style>
    <style:style style:family="text" style:name="T54">
      <style:text-properties fo:font-size="10pt"/>
    </style:style>
    <style:style style:family="text" style:name="T55">
      <style:text-properties fo:font-size="10pt"/>
    </style:style>
    <style:style style:family="text" style:name="T56">
      <style:text-properties fo:font-size="10pt"/>
    </style:style>
    <style:style style:family="text" style:name="T57">
      <style:text-properties fo:font-size="10pt"/>
    </style:style>
    <style:style style:family="text" style:name="T58">
      <style:text-properties fo:font-size="10pt"/>
    </style:style>
    <style:style style:family="text" style:name="T59">
      <style:text-properties fo:font-size="10pt"/>
    </style:style>
    <style:style style:family="text" style:name="T60">
      <style:text-properties fo:font-size="10pt"/>
    </style:style>
    <style:style style:family="text" style:name="T61">
      <style:text-properties fo:font-size="10pt"/>
    </style:style>
    <style:style style:family="text" style:name="T62">
      <style:text-properties fo:font-size="10pt"/>
    </style:style>
    <style:style style:family="text" style:name="T63">
      <style:text-properties fo:font-size="10pt"/>
    </style:style>
    <style:style style:family="text" style:name="T64">
      <style:text-properties fo:font-size="10pt"/>
    </style:style>
    <style:style style:family="text" style:name="T65">
      <style:text-properties fo:font-size="10pt"/>
    </style:style>
    <style:style style:family="text" style:name="T66">
      <style:text-properties fo:font-size="10pt"/>
    </style:style>
    <style:style style:family="text" style:name="T67">
      <style:text-properties fo:font-size="10pt"/>
    </style:style>
    <style:style style:family="text" style:name="T68">
      <style:text-properties fo:font-size="10pt"/>
    </style:style>
    <style:style style:family="text" style:name="T69">
      <style:text-properties fo:font-size="10pt"/>
    </style:style>
    <style:style style:family="text" style:name="T70">
      <style:text-properties fo:font-size="10pt"/>
    </style:style>
    <style:style style:family="text" style:name="T71">
      <style:text-properties fo:font-size="10pt"/>
    </style:style>
    <style:style style:family="text" style:name="T72">
      <style:text-properties fo:font-size="10pt"/>
    </style:style>
    <style:style style:family="text" style:name="T73">
      <style:text-properties fo:font-size="10pt"/>
    </style:style>
    <style:style style:family="text" style:name="T74">
      <style:text-properties fo:font-size="10pt"/>
    </style:style>
    <style:style style:family="text" style:name="T75">
      <style:text-properties fo:font-size="10pt"/>
    </style:style>
    <style:style style:family="text" style:name="T76">
      <style:text-properties fo:font-size="10pt"/>
    </style:style>
    <style:style style:family="text" style:name="T77">
      <style:text-properties fo:font-size="10pt"/>
    </style:style>
    <style:style style:family="text" style:name="T78">
      <style:text-properties fo:font-size="10pt"/>
    </style:style>
    <style:style style:family="text" style:name="T79">
      <style:text-properties fo:font-size="10pt"/>
    </style:style>
    <style:style style:family="text" style:name="T80">
      <style:text-properties fo:font-size="10pt"/>
    </style:style>
    <style:style style:family="text" style:name="T81">
      <style:text-properties fo:font-size="10pt"/>
    </style:style>
    <style:style style:family="text" style:name="T82">
      <style:text-properties fo:font-size="10pt"/>
    </style:style>
    <style:style style:family="text" style:name="T83">
      <style:text-properties fo:font-size="10pt"/>
    </style:style>
    <style:style style:family="text" style:name="T84">
      <style:text-properties fo:font-size="10pt"/>
    </style:style>
    <style:style style:family="text" style:name="T85">
      <style:text-properties fo:font-size="10pt"/>
    </style:style>
    <style:style style:family="text" style:name="T86">
      <style:text-properties fo:font-size="10pt"/>
    </style:style>
    <style:style style:family="text" style:name="T87">
      <style:text-properties fo:font-size="10pt"/>
    </style:style>
    <style:style style:family="text" style:name="T88">
      <style:text-properties fo:font-size="10pt"/>
    </style:style>
    <style:style style:family="text" style:name="T89">
      <style:text-properties fo:font-size="10pt"/>
    </style:style>
    <style:style style:family="text" style:name="T90">
      <style:text-properties fo:font-size="10pt"/>
    </style:style>
    <style:style style:family="text" style:name="T91">
      <style:text-properties fo:font-size="10pt"/>
    </style:style>
    <style:style style:family="text" style:name="T92">
      <style:text-properties fo:font-size="10pt"/>
    </style:style>
    <style:style style:family="text" style:name="T93">
      <style:text-properties fo:font-size="10pt"/>
    </style:style>
    <style:style style:family="text" style:name="T94">
      <style:text-properties fo:font-size="10pt"/>
    </style:style>
    <style:style style:family="text" style:name="T95">
      <style:text-properties fo:font-size="10pt"/>
    </style:style>
    <style:style style:family="text" style:name="T96">
      <style:text-properties fo:font-size="10pt"/>
    </style:style>
    <style:style style:family="text" style:name="T97">
      <style:text-properties fo:font-size="10pt"/>
    </style:style>
    <style:style style:family="text" style:name="T98">
      <style:text-properties fo:font-size="10pt"/>
    </style:style>
    <style:style style:family="text" style:name="T99">
      <style:text-properties fo:font-size="10pt"/>
    </style:style>
    <style:style style:family="text" style:name="T100">
      <style:text-properties fo:font-size="10pt"/>
    </style:style>
    <style:style style:family="text" style:name="T101">
      <style:text-properties fo:font-size="10pt"/>
    </style:style>
    <style:style style:family="text" style:name="T102">
      <style:text-properties fo:font-size="10pt"/>
    </style:style>
    <style:style style:family="text" style:name="T103">
      <style:text-properties fo:font-size="10pt"/>
    </style:style>
    <style:style style:family="text" style:name="T104">
      <style:text-properties fo:font-size="10pt"/>
    </style:style>
    <style:style style:family="text" style:name="T105">
      <style:text-properties fo:font-size="10pt"/>
    </style:style>
    <style:style style:family="text" style:name="T106">
      <style:text-properties fo:font-size="10pt"/>
    </style:style>
    <style:style style:family="text" style:name="T107">
      <style:text-properties fo:font-size="10pt"/>
    </style:style>
    <style:style style:family="text" style:name="T108">
      <style:text-properties fo:font-size="10pt"/>
    </style:style>
    <style:style style:family="text" style:name="T109">
      <style:text-properties fo:font-size="10pt"/>
    </style:style>
    <style:style style:family="text" style:name="T110">
      <style:text-properties fo:font-size="10pt"/>
    </style:style>
    <style:style style:family="text" style:name="T111">
      <style:text-properties fo:font-size="10pt"/>
    </style:style>
    <style:style style:family="text" style:name="T112">
      <style:text-properties fo:font-size="10pt"/>
    </style:style>
    <style:style style:family="text" style:name="T113">
      <style:text-properties fo:font-size="10pt"/>
    </style:style>
    <style:style style:family="text" style:name="T114">
      <style:text-properties fo:font-size="10pt"/>
    </style:style>
    <style:style style:family="text" style:name="T115">
      <style:text-properties fo:font-size="10pt"/>
    </style:style>
    <style:style style:family="text" style:name="T116">
      <style:text-properties fo:font-size="10pt"/>
    </style:style>
    <style:style style:family="text" style:name="T117">
      <style:text-properties fo:font-size="10pt"/>
    </style:style>
    <style:style style:family="text" style:name="T118">
      <style:text-properties fo:font-size="10pt"/>
    </style:style>
    <style:style style:family="text" style:name="T119">
      <style:text-properties fo:font-size="10pt"/>
    </style:style>
    <style:style style:family="text" style:name="T120">
      <style:text-properties fo:font-size="10pt"/>
    </style:style>
    <style:style style:family="text" style:name="T121">
      <style:text-properties fo:font-size="10pt"/>
    </style:style>
    <style:style style:family="text" style:name="T122">
      <style:text-properties fo:font-size="10pt"/>
    </style:style>
    <style:style style:family="text" style:name="T123">
      <style:text-properties fo:font-size="10pt"/>
    </style:style>
    <style:style style:family="text" style:name="T124">
      <style:text-properties fo:font-size="10pt"/>
    </style:style>
    <style:style style:family="text" style:name="T125">
      <style:text-properties fo:font-size="10pt"/>
    </style:style>
    <style:style style:family="text" style:name="T126">
      <style:text-properties fo:font-size="10pt"/>
    </style:style>
    <style:style style:family="text" style:name="T127">
      <style:text-properties fo:font-size="10pt"/>
    </style:style>
    <style:style style:family="text" style:name="T128">
      <style:text-properties fo:font-size="10pt"/>
    </style:style>
    <style:style style:family="text" style:name="T129">
      <style:text-properties fo:font-size="10pt"/>
    </style:style>
    <style:style style:family="text" style:name="T130">
      <style:text-properties fo:font-size="10pt"/>
    </style:style>
    <style:style style:family="text" style:name="T131">
      <style:text-properties fo:font-size="10pt"/>
    </style:style>
    <style:style style:family="text" style:name="T132">
      <style:text-properties fo:font-size="10pt"/>
    </style:style>
    <style:style style:family="text" style:name="T133">
      <style:text-properties fo:font-size="10pt"/>
    </style:style>
    <style:style style:family="text" style:name="T134">
      <style:text-properties fo:font-size="10pt"/>
    </style:style>
    <style:style style:family="text" style:name="T135">
      <style:text-properties fo:font-size="10pt"/>
    </style:style>
    <style:style style:family="text" style:name="T136">
      <style:text-properties fo:font-size="10pt"/>
    </style:style>
    <style:style style:family="text" style:name="T137">
      <style:text-properties fo:font-size="10pt"/>
    </style:style>
    <style:style style:family="text" style:name="T138">
      <style:text-properties fo:font-size="10pt"/>
    </style:style>
    <style:style style:family="text" style:name="T139">
      <style:text-properties fo:font-size="10pt"/>
    </style:style>
    <style:style style:family="text" style:name="T140">
      <style:text-properties fo:font-size="10pt"/>
    </style:style>
    <style:style style:family="text" style:name="T141">
      <style:text-properties fo:font-size="10pt"/>
    </style:style>
    <style:style style:family="text" style:name="T142">
      <style:text-properties fo:font-size="10pt"/>
    </style:style>
    <style:style style:family="text" style:name="T143">
      <style:text-properties fo:font-size="10pt"/>
    </style:style>
    <style:style style:family="text" style:name="T144">
      <style:text-properties fo:font-size="10pt"/>
    </style:style>
    <style:style style:family="text" style:name="T145">
      <style:text-properties fo:font-size="10pt"/>
    </style:style>
    <style:style style:family="text" style:name="T146">
      <style:text-properties fo:font-size="10pt"/>
    </style:style>
    <style:style style:family="text" style:name="T147">
      <style:text-properties fo:font-size="10pt"/>
    </style:style>
    <style:style style:family="text" style:name="T148">
      <style:text-properties fo:font-size="10pt"/>
    </style:style>
    <style:style style:family="text" style:name="T149">
      <style:text-properties fo:font-size="10pt"/>
    </style:style>
    <style:style style:family="text" style:name="T150">
      <style:text-properties fo:font-size="10pt"/>
    </style:style>
    <style:style style:family="text" style:name="T151">
      <style:text-properties fo:font-size="10pt"/>
    </style:style>
    <style:style style:family="text" style:name="T152">
      <style:text-properties fo:font-size="10pt"/>
    </style:style>
    <style:style style:family="text" style:name="T153">
      <style:text-properties fo:font-size="10pt"/>
    </style:style>
    <style:style style:family="text" style:name="T154">
      <style:text-properties fo:font-size="10pt"/>
    </style:style>
    <style:style style:family="text" style:name="T155">
      <style:text-properties fo:font-size="10pt"/>
    </style:style>
    <style:style style:family="text" style:name="T156">
      <style:text-properties fo:font-size="10pt"/>
    </style:style>
    <style:style style:family="text" style:name="T157">
      <style:text-properties fo:font-size="10pt"/>
    </style:style>
    <style:style style:family="text" style:name="T158">
      <style:text-properties fo:font-size="10pt"/>
    </style:style>
    <style:style style:family="text" style:name="T159">
      <style:text-properties fo:font-size="10pt"/>
    </style:style>
    <style:style style:family="text" style:name="T160">
      <style:text-properties fo:font-size="10pt"/>
    </style:style>
    <style:style style:family="text" style:name="T161">
      <style:text-properties fo:font-size="10pt"/>
    </style:style>
    <style:style style:family="text" style:name="T162">
      <style:text-properties fo:font-size="10pt"/>
    </style:style>
    <style:style style:family="text" style:name="T163">
      <style:text-properties fo:font-size="10pt"/>
    </style:style>
    <style:style style:family="text" style:name="T164">
      <style:text-properties fo:font-size="10pt"/>
    </style:style>
    <style:style style:family="text" style:name="T165">
      <style:text-properties fo:font-size="10pt"/>
    </style:style>
    <style:style style:family="text" style:name="T166">
      <style:text-properties fo:font-size="10pt"/>
    </style:style>
    <style:style style:family="text" style:name="T167">
      <style:text-properties fo:font-size="10pt"/>
    </style:style>
    <style:style style:family="text" style:name="T168">
      <style:text-properties fo:font-size="10pt"/>
    </style:style>
    <style:style style:family="text" style:name="T169">
      <style:text-properties fo:font-size="10pt"/>
    </style:style>
    <style:style style:family="text" style:name="T170">
      <style:text-properties fo:font-size="10pt"/>
    </style:style>
    <style:style style:family="text" style:name="T171">
      <style:text-properties fo:font-size="10pt"/>
    </style:style>
    <style:style style:family="text" style:name="T172">
      <style:text-properties fo:font-size="10pt"/>
    </style:style>
    <style:style style:family="text" style:name="T173">
      <style:text-properties fo:font-size="10pt"/>
    </style:style>
    <style:style style:family="text" style:name="T174">
      <style:text-properties fo:font-size="10pt"/>
    </style:style>
    <style:style style:parent-style-name="602" style:family="paragraph" style:name="P42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17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76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43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17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78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44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17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80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45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181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82">
      <style:text-properties fo:font-size="10pt"/>
    </style:style>
    <style:style style:family="table-cell" style:name="ce6">
      <style:table-cell-properties style:direction="ltr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602" style:family="paragraph" style:name="P46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83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84">
      <style:text-properties fo:font-size="10pt"/>
    </style:style>
    <style:style style:parent-style-name="602" style:family="paragraph" style:name="P47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8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86">
      <style:text-properties fo:font-size="10pt"/>
    </style:style>
    <style:style style:parent-style-name="602" style:family="paragraph" style:name="P48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8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88">
      <style:text-properties fo:font-size="10pt"/>
    </style:style>
    <style:style style:parent-style-name="602" style:family="paragraph" style:name="P49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8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90">
      <style:text-properties fo:font-size="10pt"/>
    </style:style>
    <style:style style:parent-style-name="602" style:family="paragraph" style:name="P50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91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92">
      <style:text-properties fo:font-size="10pt"/>
    </style:style>
    <style:style style:parent-style-name="602" style:family="paragraph" style:name="P51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93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94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52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9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96">
      <style:text-properties fo:font-size="10pt"/>
    </style:style>
    <style:style style:parent-style-name="602" style:family="paragraph" style:name="P53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9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198">
      <style:text-properties fo:font-size="10pt"/>
    </style:style>
    <style:style style:parent-style-name="602" style:family="paragraph" style:name="P54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19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200">
      <style:text-properties fo:font-size="10pt"/>
    </style:style>
    <style:style style:family="table-row" style:name="ro3">
      <style:table-row-properties/>
    </style:style>
    <style:style style:family="table-cell" style:name="ce7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02" style:family="paragraph" style:name="P55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201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202">
      <style:text-properties fo:font-size="10pt"/>
    </style:style>
    <style:style style:family="table-cell" style:name="ce8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10" style:family="paragraph" style:name="P56">
      <style:text-properties fo:font-size="10pt"/>
      <style:paragraph-properties/>
    </style:style>
    <style:style style:family="text" style:name="T203">
      <style:text-properties fo:font-size="10pt"/>
    </style:style>
    <style:style style:family="text" style:name="T204">
      <style:text-properties fo:font-size="10pt"/>
    </style:style>
    <style:style style:family="text" style:name="T205">
      <style:text-properties fo:font-size="10pt"/>
    </style:style>
    <style:style style:family="text" style:name="T206">
      <style:text-properties fo:font-size="10pt"/>
    </style:style>
    <style:style style:family="text" style:name="T207">
      <style:text-properties fo:font-size="10pt"/>
    </style:style>
    <style:style style:family="text" style:name="T208">
      <style:text-properties fo:font-size="10pt"/>
    </style:style>
    <style:style style:family="text" style:name="T209">
      <style:text-properties fo:font-size="10pt"/>
    </style:style>
    <style:style style:family="text" style:name="T210">
      <style:text-properties fo:font-size="10pt"/>
    </style:style>
    <style:style style:family="text" style:name="T211">
      <style:text-properties fo:font-size="10pt"/>
    </style:style>
    <style:style style:family="text" style:name="T212">
      <style:text-properties fo:font-size="10pt"/>
    </style:style>
    <style:style style:family="text" style:name="T213">
      <style:text-properties fo:font-size="10pt"/>
    </style:style>
    <style:style style:family="text" style:name="T214">
      <style:text-properties fo:font-size="10pt"/>
    </style:style>
    <style:style style:family="text" style:name="T215">
      <style:text-properties fo:font-size="10pt"/>
    </style:style>
    <style:style style:family="text" style:name="T216">
      <style:text-properties fo:font-size="10pt"/>
    </style:style>
    <style:style style:family="text" style:name="T217">
      <style:text-properties fo:font-size="10pt"/>
    </style:style>
    <style:style style:family="text" style:name="T218">
      <style:text-properties fo:font-size="10pt"/>
    </style:style>
    <style:style style:family="text" style:name="T219">
      <style:text-properties fo:font-size="10pt"/>
    </style:style>
    <style:style style:family="text" style:name="T220">
      <style:text-properties fo:font-size="10pt"/>
    </style:style>
    <style:style style:family="text" style:name="T221">
      <style:text-properties fo:font-size="10pt"/>
    </style:style>
    <style:style style:family="text" style:name="T222">
      <style:text-properties fo:font-size="10pt"/>
    </style:style>
    <style:style style:family="text" style:name="T223">
      <style:text-properties fo:font-size="10pt"/>
    </style:style>
    <style:style style:family="text" style:name="T224">
      <style:text-properties fo:font-size="10pt"/>
    </style:style>
    <style:style style:family="text" style:name="T225">
      <style:text-properties fo:font-size="10pt"/>
    </style:style>
    <style:style style:family="text" style:name="T226">
      <style:text-properties fo:font-size="10pt"/>
    </style:style>
    <style:style style:family="text" style:name="T227">
      <style:text-properties fo:font-size="10pt"/>
    </style:style>
    <style:style style:family="text" style:name="T228">
      <style:text-properties fo:font-size="10pt"/>
    </style:style>
    <style:style style:family="text" style:name="T229">
      <style:text-properties fo:font-size="10pt"/>
    </style:style>
    <style:style style:family="text" style:name="T230">
      <style:text-properties fo:font-size="10pt"/>
    </style:style>
    <style:style style:family="text" style:name="T231">
      <style:text-properties fo:font-size="10pt"/>
    </style:style>
    <style:style style:family="text" style:name="T232">
      <style:text-properties fo:font-size="10pt"/>
    </style:style>
    <style:style style:family="text" style:name="T233">
      <style:text-properties fo:font-size="10pt"/>
    </style:style>
    <style:style style:family="text" style:name="T234">
      <style:text-properties fo:font-size="10pt"/>
    </style:style>
    <style:style style:family="text" style:name="T235">
      <style:text-properties fo:font-size="10pt"/>
    </style:style>
    <style:style style:family="text" style:name="T236">
      <style:text-properties fo:font-size="10pt"/>
    </style:style>
    <style:style style:family="text" style:name="T237">
      <style:text-properties fo:font-size="10pt"/>
    </style:style>
    <style:style style:family="text" style:name="T238">
      <style:text-properties fo:font-size="10pt"/>
    </style:style>
    <style:style style:family="text" style:name="T239">
      <style:text-properties fo:font-size="10pt"/>
    </style:style>
    <style:style style:family="text" style:name="T240">
      <style:text-properties fo:font-size="10pt"/>
    </style:style>
    <style:style style:family="text" style:name="T241">
      <style:text-properties fo:font-size="10pt"/>
    </style:style>
    <style:style style:family="text" style:name="T242">
      <style:text-properties fo:font-size="10pt"/>
    </style:style>
    <style:style style:family="text" style:name="T243">
      <style:text-properties fo:font-size="10pt"/>
    </style:style>
    <style:style style:family="text" style:name="T244">
      <style:text-properties fo:font-size="10pt"/>
    </style:style>
    <style:style style:family="text" style:name="T245">
      <style:text-properties fo:font-size="10pt"/>
    </style:style>
    <style:style style:family="text" style:name="T246">
      <style:text-properties fo:font-size="10pt"/>
    </style:style>
    <style:style style:family="text" style:name="T247">
      <style:text-properties fo:font-size="10pt"/>
    </style:style>
    <style:style style:family="text" style:name="T248">
      <style:text-properties fo:font-size="10pt"/>
    </style:style>
    <style:style style:family="text" style:name="T249">
      <style:text-properties fo:font-size="10pt"/>
    </style:style>
    <style:style style:family="text" style:name="T250">
      <style:text-properties fo:font-size="10pt"/>
    </style:style>
    <style:style style:family="text" style:name="T251">
      <style:text-properties fo:font-size="10pt"/>
    </style:style>
    <style:style style:family="text" style:name="T252">
      <style:text-properties fo:font-size="10pt"/>
    </style:style>
    <style:style style:family="text" style:name="T253">
      <style:text-properties fo:font-size="10pt"/>
    </style:style>
    <style:style style:family="text" style:name="T254">
      <style:text-properties fo:font-size="10pt"/>
    </style:style>
    <style:style style:family="text" style:name="T255">
      <style:text-properties fo:font-size="10pt"/>
    </style:style>
    <style:style style:family="text" style:name="T256">
      <style:text-properties fo:font-size="10pt"/>
    </style:style>
    <style:style style:family="text" style:name="T257">
      <style:text-properties fo:font-size="10pt"/>
    </style:style>
    <style:style style:family="text" style:name="T258">
      <style:text-properties fo:font-size="10pt"/>
    </style:style>
    <style:style style:family="text" style:name="T259">
      <style:text-properties fo:font-size="10pt"/>
    </style:style>
    <style:style style:family="text" style:name="T260">
      <style:text-properties fo:font-size="10pt"/>
    </style:style>
    <style:style style:family="text" style:name="T261">
      <style:text-properties fo:font-size="10pt"/>
    </style:style>
    <style:style style:family="text" style:name="T262">
      <style:text-properties fo:font-size="10pt"/>
    </style:style>
    <style:style style:family="text" style:name="T263">
      <style:text-properties fo:font-size="10pt"/>
    </style:style>
    <style:style style:family="text" style:name="T264">
      <style:text-properties fo:font-size="10pt"/>
    </style:style>
    <style:style style:family="text" style:name="T265">
      <style:text-properties fo:font-size="10pt"/>
    </style:style>
    <style:style style:family="text" style:name="T266">
      <style:text-properties fo:font-size="10pt"/>
    </style:style>
    <style:style style:family="text" style:name="T267">
      <style:text-properties fo:font-size="10pt"/>
    </style:style>
    <style:style style:family="text" style:name="T268">
      <style:text-properties fo:font-size="10pt"/>
    </style:style>
    <style:style style:family="text" style:name="T269">
      <style:text-properties fo:font-size="10pt"/>
    </style:style>
    <style:style style:family="text" style:name="T270">
      <style:text-properties fo:font-size="10pt"/>
    </style:style>
    <style:style style:family="text" style:name="T271">
      <style:text-properties fo:font-size="10pt"/>
    </style:style>
    <style:style style:family="text" style:name="T272">
      <style:text-properties fo:font-size="10pt"/>
    </style:style>
    <style:style style:family="text" style:name="T273">
      <style:text-properties fo:font-size="10pt"/>
    </style:style>
    <style:style style:family="text" style:name="T274">
      <style:text-properties fo:font-size="10pt"/>
    </style:style>
    <style:style style:family="text" style:name="T275">
      <style:text-properties fo:font-size="10pt"/>
    </style:style>
    <style:style style:family="text" style:name="T276">
      <style:text-properties fo:font-size="10pt"/>
    </style:style>
    <style:style style:family="text" style:name="T277">
      <style:text-properties fo:font-size="10pt"/>
    </style:style>
    <style:style style:family="text" style:name="T278">
      <style:text-properties fo:font-size="10pt"/>
    </style:style>
    <style:style style:family="text" style:name="T279">
      <style:text-properties fo:font-size="10pt"/>
    </style:style>
    <style:style style:family="text" style:name="T280">
      <style:text-properties fo:font-size="10pt"/>
    </style:style>
    <style:style style:family="text" style:name="T281">
      <style:text-properties fo:font-size="10pt"/>
    </style:style>
    <style:style style:family="text" style:name="T282">
      <style:text-properties fo:font-size="10pt"/>
    </style:style>
    <style:style style:family="text" style:name="T283">
      <style:text-properties fo:font-size="10pt"/>
    </style:style>
    <style:style style:family="text" style:name="T284">
      <style:text-properties fo:font-size="10pt"/>
    </style:style>
    <style:style style:family="text" style:name="T285">
      <style:text-properties fo:font-size="10pt"/>
    </style:style>
    <style:style style:family="text" style:name="T286">
      <style:text-properties fo:font-size="10pt"/>
    </style:style>
    <style:style style:family="text" style:name="T287">
      <style:text-properties fo:font-size="10pt"/>
    </style:style>
    <style:style style:family="text" style:name="T288">
      <style:text-properties fo:font-size="10pt"/>
    </style:style>
    <style:style style:family="text" style:name="T289">
      <style:text-properties fo:font-size="10pt"/>
    </style:style>
    <style:style style:family="text" style:name="T290">
      <style:text-properties fo:font-size="10pt"/>
    </style:style>
    <style:style style:family="text" style:name="T291">
      <style:text-properties fo:font-size="10pt"/>
    </style:style>
    <style:style style:family="text" style:name="T292">
      <style:text-properties fo:font-size="10pt"/>
    </style:style>
    <style:style style:family="text" style:name="T293">
      <style:text-properties fo:font-size="10pt"/>
    </style:style>
    <style:style style:family="text" style:name="T294">
      <style:text-properties fo:font-size="10pt"/>
    </style:style>
    <style:style style:family="text" style:name="T295">
      <style:text-properties fo:font-size="10pt"/>
    </style:style>
    <style:style style:family="text" style:name="T296">
      <style:text-properties fo:font-size="10pt"/>
    </style:style>
    <style:style style:family="text" style:name="T297">
      <style:text-properties fo:font-size="10pt"/>
    </style:style>
    <style:style style:family="text" style:name="T298">
      <style:text-properties fo:font-size="10pt"/>
    </style:style>
    <style:style style:family="text" style:name="T299">
      <style:text-properties fo:font-size="10pt"/>
    </style:style>
    <style:style style:family="text" style:name="T300">
      <style:text-properties fo:font-size="10pt"/>
    </style:style>
    <style:style style:family="text" style:name="T301">
      <style:text-properties fo:font-size="10pt"/>
    </style:style>
    <style:style style:family="text" style:name="T302">
      <style:text-properties fo:font-size="10pt"/>
    </style:style>
    <style:style style:family="text" style:name="T303">
      <style:text-properties fo:font-size="10pt"/>
    </style:style>
    <style:style style:family="text" style:name="T304">
      <style:text-properties fo:font-size="10pt"/>
    </style:style>
    <style:style style:family="text" style:name="T305">
      <style:text-properties fo:font-size="10pt"/>
    </style:style>
    <style:style style:family="text" style:name="T306">
      <style:text-properties fo:font-size="10pt"/>
    </style:style>
    <style:style style:family="text" style:name="T307">
      <style:text-properties fo:font-size="10pt"/>
    </style:style>
    <style:style style:family="text" style:name="T308">
      <style:text-properties fo:font-size="10pt"/>
    </style:style>
    <style:style style:family="text" style:name="T309">
      <style:text-properties fo:font-size="10pt"/>
    </style:style>
    <style:style style:family="text" style:name="T310">
      <style:text-properties fo:font-size="10pt"/>
    </style:style>
    <style:style style:family="text" style:name="T311">
      <style:text-properties fo:font-size="10pt"/>
    </style:style>
    <style:style style:family="text" style:name="T312">
      <style:text-properties fo:font-size="10pt"/>
    </style:style>
    <style:style style:family="text" style:name="T313">
      <style:text-properties fo:font-size="10pt"/>
    </style:style>
    <style:style style:family="text" style:name="T314">
      <style:text-properties fo:font-size="10pt"/>
    </style:style>
    <style:style style:family="text" style:name="T315">
      <style:text-properties fo:font-size="10pt"/>
    </style:style>
    <style:style style:family="text" style:name="T316">
      <style:text-properties fo:font-size="10pt"/>
    </style:style>
    <style:style style:family="text" style:name="T317">
      <style:text-properties fo:font-size="10pt"/>
    </style:style>
    <style:style style:family="text" style:name="T318">
      <style:text-properties fo:font-size="10pt"/>
    </style:style>
    <style:style style:family="text" style:name="T319">
      <style:text-properties fo:font-size="10pt"/>
    </style:style>
    <style:style style:parent-style-name="602" style:family="paragraph" style:name="P57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20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21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58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22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23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59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24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2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0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26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2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1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28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2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2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30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31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3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32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33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4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34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3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5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36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3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6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38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39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2" style:family="paragraph" style:name="P67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 fo:margin-left="0cm" fo:margin-right="0cm" fo:text-indent="0cm"/>
    </style:style>
    <style:style style:family="text" style:name="T340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41">
      <style:text-properties fo:font-size="10pt"/>
    </style:style>
    <style:style style:family="table-cell" style:name="ce9">
      <style:table-cell-properties style:direction="ltr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10" style:family="paragraph" style:name="P68">
      <style:text-properties fo:font-size="10pt"/>
      <style:paragraph-properties/>
    </style:style>
    <style:style style:family="text" style:name="T342">
      <style:text-properties fo:font-size="10pt"/>
    </style:style>
    <style:style style:family="text" style:name="T343">
      <style:text-properties fo:font-size="10pt"/>
    </style:style>
    <style:style style:family="text" style:name="T344">
      <style:text-properties fo:font-size="10pt"/>
    </style:style>
    <style:style style:family="text" style:name="T345">
      <style:text-properties fo:font-size="10pt"/>
    </style:style>
    <style:style style:family="text" style:name="T346">
      <style:text-properties fo:font-size="10pt"/>
    </style:style>
    <style:style style:family="text" style:name="T347">
      <style:text-properties fo:font-size="10pt"/>
    </style:style>
    <style:style style:family="text" style:name="T348">
      <style:text-properties fo:font-size="10pt"/>
    </style:style>
    <style:style style:family="text" style:name="T349">
      <style:text-properties fo:font-size="10pt"/>
    </style:style>
    <style:style style:family="text" style:name="T350">
      <style:text-properties fo:font-size="10pt"/>
    </style:style>
    <style:style style:family="text" style:name="T351">
      <style:text-properties fo:font-size="10pt"/>
    </style:style>
    <style:style style:parent-style-name="602" style:family="paragraph" style:name="P69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352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53">
      <style:text-properties fo:font-size="10pt"/>
    </style:style>
    <style:style style:family="table-row" style:name="ro4">
      <style:table-row-properties/>
    </style:style>
    <style:style style:family="table-cell" style:name="ce10">
      <style:table-cell-properties style:direction="ltr" fo:background-color="#ffffff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02" style:family="paragraph" style:name="P70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354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55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56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357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able-cell" style:name="ce11">
      <style:table-cell-properties style:direction="ltr" fo:background-color="#ffffff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10" style:family="paragraph" style:name="P71">
      <style:text-properties fo:font-size="10pt"/>
      <style:paragraph-properties/>
    </style:style>
    <style:style style:family="text" style:name="T358">
      <style:text-properties fo:font-size="10pt"/>
    </style:style>
    <style:style style:family="text" style:name="T359">
      <style:text-properties fo:font-size="10pt"/>
    </style:style>
    <style:style style:family="text" style:name="T360">
      <style:text-properties fo:font-size="10pt"/>
    </style:style>
    <style:style style:family="text" style:name="T361">
      <style:text-properties fo:font-size="10pt"/>
    </style:style>
    <style:style style:family="text" style:name="T362">
      <style:text-properties fo:font-size="10pt"/>
    </style:style>
    <style:style style:family="text" style:name="T363">
      <style:text-properties fo:font-size="10pt"/>
    </style:style>
    <style:style style:family="text" style:name="T364">
      <style:text-properties fo:font-size="10pt"/>
    </style:style>
    <style:style style:family="text" style:name="T365">
      <style:text-properties fo:font-size="10pt"/>
    </style:style>
    <style:style style:family="text" style:name="T366">
      <style:text-properties fo:font-size="10pt"/>
    </style:style>
    <style:style style:family="text" style:name="T367">
      <style:text-properties fo:font-size="10pt"/>
    </style:style>
    <style:style style:family="text" style:name="T368">
      <style:text-properties fo:font-size="10pt"/>
    </style:style>
    <style:style style:family="text" style:name="T369">
      <style:text-properties fo:font-size="10pt"/>
    </style:style>
    <style:style style:family="text" style:name="T370">
      <style:text-properties fo:font-size="10pt"/>
    </style:style>
    <style:style style:family="text" style:name="T371">
      <style:text-properties fo:font-size="10pt"/>
    </style:style>
    <style:style style:family="text" style:name="T372">
      <style:text-properties fo:font-size="10pt"/>
    </style:style>
    <style:style style:family="text" style:name="T373">
      <style:text-properties fo:font-size="10pt"/>
    </style:style>
    <style:style style:family="text" style:name="T374">
      <style:text-properties fo:font-size="10pt"/>
    </style:style>
    <style:style style:family="text" style:name="T375">
      <style:text-properties fo:font-size="10pt"/>
    </style:style>
    <style:style style:family="text" style:name="T376">
      <style:text-properties fo:font-size="10pt"/>
    </style:style>
    <style:style style:family="text" style:name="T377">
      <style:text-properties fo:font-size="10pt"/>
    </style:style>
    <style:style style:family="text" style:name="T378">
      <style:text-properties fo:font-size="10pt"/>
    </style:style>
    <style:style style:family="text" style:name="T379">
      <style:text-properties fo:font-size="10pt"/>
    </style:style>
    <style:style style:family="text" style:name="T380">
      <style:text-properties fo:font-size="10pt"/>
    </style:style>
    <style:style style:family="text" style:name="T381">
      <style:text-properties fo:font-size="10pt"/>
    </style:style>
    <style:style style:family="text" style:name="T382">
      <style:text-properties fo:font-size="10pt"/>
    </style:style>
    <style:style style:family="text" style:name="T383">
      <style:text-properties fo:font-size="10pt"/>
    </style:style>
    <style:style style:family="text" style:name="T384">
      <style:text-properties fo:font-size="10pt"/>
    </style:style>
    <style:style style:family="text" style:name="T385">
      <style:text-properties fo:font-size="10pt"/>
    </style:style>
    <style:style style:family="text" style:name="T386">
      <style:text-properties fo:font-size="10pt"/>
    </style:style>
    <style:style style:family="text" style:name="T387">
      <style:text-properties fo:font-size="10pt"/>
    </style:style>
    <style:style style:family="text" style:name="T388">
      <style:text-properties fo:font-size="10pt"/>
    </style:style>
    <style:style style:family="text" style:name="T389">
      <style:text-properties fo:font-size="10pt"/>
    </style:style>
    <style:style style:family="text" style:name="T390">
      <style:text-properties fo:font-size="10pt"/>
    </style:style>
    <style:style style:family="text" style:name="T391">
      <style:text-properties fo:font-size="10pt"/>
    </style:style>
    <style:style style:family="text" style:name="T392">
      <style:text-properties fo:font-size="10pt"/>
    </style:style>
    <style:style style:family="text" style:name="T393">
      <style:text-properties fo:font-size="10pt"/>
    </style:style>
    <style:style style:family="text" style:name="T394">
      <style:text-properties fo:font-size="10pt"/>
    </style:style>
    <style:style style:family="text" style:name="T395">
      <style:text-properties fo:font-size="10pt"/>
    </style:style>
    <style:style style:family="text" style:name="T396">
      <style:text-properties fo:font-size="10pt"/>
    </style:style>
    <style:style style:family="text" style:name="T397">
      <style:text-properties fo:font-size="10pt"/>
    </style:style>
    <style:style style:family="text" style:name="T398">
      <style:text-properties fo:font-size="10pt"/>
    </style:style>
    <style:style style:family="text" style:name="T399">
      <style:text-properties fo:font-size="10pt"/>
    </style:style>
    <style:style style:family="text" style:name="T400">
      <style:text-properties fo:font-size="10pt"/>
    </style:style>
    <style:style style:family="text" style:name="T401">
      <style:text-properties fo:font-size="10pt"/>
    </style:style>
    <style:style style:family="text" style:name="T402">
      <style:text-properties fo:font-size="10pt"/>
    </style:style>
    <style:style style:family="text" style:name="T403">
      <style:text-properties fo:font-size="10pt"/>
    </style:style>
    <style:style style:family="text" style:name="T404">
      <style:text-properties fo:font-size="10pt"/>
    </style:style>
    <style:style style:family="text" style:name="T405">
      <style:text-properties fo:font-size="10pt"/>
    </style:style>
    <style:style style:family="text" style:name="T406">
      <style:text-properties fo:font-size="10pt"/>
    </style:style>
    <style:style style:family="text" style:name="T407">
      <style:text-properties fo:font-size="10pt"/>
    </style:style>
    <style:style style:family="text" style:name="T408">
      <style:text-properties fo:font-size="10pt"/>
    </style:style>
    <style:style style:family="text" style:name="T409">
      <style:text-properties fo:font-size="10pt"/>
    </style:style>
    <style:style style:family="text" style:name="T410">
      <style:text-properties fo:font-size="10pt"/>
    </style:style>
    <style:style style:family="text" style:name="T411">
      <style:text-properties fo:font-size="10pt"/>
    </style:style>
    <style:style style:family="text" style:name="T412">
      <style:text-properties fo:font-size="10pt"/>
    </style:style>
    <style:style style:family="text" style:name="T413">
      <style:text-properties fo:font-size="10pt"/>
    </style:style>
    <style:style style:family="text" style:name="T414">
      <style:text-properties fo:font-size="10pt"/>
    </style:style>
    <style:style style:family="text" style:name="T415">
      <style:text-properties fo:font-size="10pt"/>
    </style:style>
    <style:style style:family="text" style:name="T416">
      <style:text-properties fo:font-size="10pt"/>
    </style:style>
    <style:style style:family="text" style:name="T417">
      <style:text-properties fo:font-size="10pt"/>
    </style:style>
    <style:style style:family="text" style:name="T418">
      <style:text-properties fo:font-size="10pt"/>
    </style:style>
    <style:style style:family="text" style:name="T419">
      <style:text-properties fo:font-size="10pt"/>
    </style:style>
    <style:style style:family="text" style:name="T420">
      <style:text-properties fo:font-size="10pt"/>
    </style:style>
    <style:style style:family="text" style:name="T421">
      <style:text-properties fo:font-size="10pt"/>
    </style:style>
    <style:style style:family="text" style:name="T422">
      <style:text-properties fo:font-size="10pt"/>
    </style:style>
    <style:style style:family="text" style:name="T423">
      <style:text-properties fo:font-size="10pt"/>
    </style:style>
    <style:style style:family="text" style:name="T424">
      <style:text-properties fo:font-size="10pt"/>
    </style:style>
    <style:style style:family="text" style:name="T425">
      <style:text-properties fo:font-size="10pt"/>
    </style:style>
    <style:style style:family="text" style:name="T426">
      <style:text-properties fo:font-size="10pt"/>
    </style:style>
    <style:style style:family="text" style:name="T427">
      <style:text-properties fo:font-size="10pt"/>
    </style:style>
    <style:style style:family="text" style:name="T428">
      <style:text-properties fo:font-size="10pt"/>
    </style:style>
    <style:style style:family="text" style:name="T429">
      <style:text-properties fo:font-size="10pt"/>
    </style:style>
    <style:style style:family="text" style:name="T430">
      <style:text-properties fo:font-size="10pt"/>
    </style:style>
    <style:style style:family="text" style:name="T431">
      <style:text-properties fo:font-size="10pt"/>
    </style:style>
    <style:style style:family="text" style:name="T432">
      <style:text-properties fo:font-size="10pt"/>
    </style:style>
    <style:style style:family="text" style:name="T433">
      <style:text-properties fo:font-size="10pt"/>
    </style:style>
    <style:style style:family="text" style:name="T434">
      <style:text-properties fo:font-size="10pt"/>
    </style:style>
    <style:style style:family="text" style:name="T435">
      <style:text-properties fo:font-size="10pt"/>
    </style:style>
    <style:style style:family="text" style:name="T436">
      <style:text-properties fo:font-size="10pt"/>
    </style:style>
    <style:style style:family="text" style:name="T437">
      <style:text-properties fo:font-size="10pt"/>
    </style:style>
    <style:style style:family="text" style:name="T438">
      <style:text-properties fo:font-size="10pt"/>
    </style:style>
    <style:style style:family="text" style:name="T439">
      <style:text-properties fo:font-size="10pt"/>
    </style:style>
    <style:style style:family="text" style:name="T440">
      <style:text-properties fo:font-size="10pt"/>
    </style:style>
    <style:style style:family="text" style:name="T441">
      <style:text-properties fo:font-size="10pt"/>
    </style:style>
    <style:style style:family="text" style:name="T442">
      <style:text-properties fo:font-size="10pt"/>
    </style:style>
    <style:style style:family="text" style:name="T443">
      <style:text-properties fo:font-size="10pt"/>
    </style:style>
    <style:style style:family="text" style:name="T444">
      <style:text-properties fo:font-size="10pt"/>
    </style:style>
    <style:style style:family="text" style:name="T445">
      <style:text-properties fo:font-size="10pt"/>
    </style:style>
    <style:style style:family="text" style:name="T446">
      <style:text-properties fo:font-size="10pt"/>
    </style:style>
    <style:style style:family="text" style:name="T447">
      <style:text-properties fo:font-size="10pt"/>
    </style:style>
    <style:style style:family="text" style:name="T448">
      <style:text-properties fo:font-size="10pt"/>
    </style:style>
    <style:style style:family="text" style:name="T449">
      <style:text-properties fo:font-size="10pt"/>
    </style:style>
    <style:style style:family="text" style:name="T450">
      <style:text-properties fo:font-size="10pt"/>
    </style:style>
    <style:style style:family="text" style:name="T451">
      <style:text-properties fo:font-size="10pt"/>
    </style:style>
    <style:style style:family="text" style:name="T452">
      <style:text-properties fo:font-size="10pt"/>
    </style:style>
    <style:style style:family="text" style:name="T453">
      <style:text-properties fo:font-size="10pt"/>
    </style:style>
    <style:style style:family="text" style:name="T454">
      <style:text-properties fo:font-size="10pt"/>
    </style:style>
    <style:style style:family="text" style:name="T455">
      <style:text-properties fo:font-size="10pt"/>
    </style:style>
    <style:style style:family="text" style:name="T456">
      <style:text-properties fo:font-size="10pt"/>
    </style:style>
    <style:style style:family="text" style:name="T457">
      <style:text-properties fo:font-size="10pt"/>
    </style:style>
    <style:style style:family="text" style:name="T458">
      <style:text-properties fo:font-size="10pt"/>
    </style:style>
    <style:style style:family="text" style:name="T459">
      <style:text-properties fo:font-size="10pt"/>
    </style:style>
    <style:style style:family="text" style:name="T460">
      <style:text-properties fo:font-size="10pt"/>
    </style:style>
    <style:style style:family="text" style:name="T461">
      <style:text-properties fo:font-size="10pt"/>
    </style:style>
    <style:style style:family="text" style:name="T462">
      <style:text-properties fo:font-size="10pt"/>
    </style:style>
    <style:style style:family="text" style:name="T463">
      <style:text-properties fo:font-size="10pt"/>
    </style:style>
    <style:style style:family="text" style:name="T464">
      <style:text-properties fo:font-size="10pt"/>
    </style:style>
    <style:style style:family="text" style:name="T465">
      <style:text-properties fo:font-size="10pt"/>
    </style:style>
    <style:style style:family="text" style:name="T466">
      <style:text-properties fo:font-size="10pt"/>
    </style:style>
    <style:style style:family="text" style:name="T467">
      <style:text-properties fo:font-size="10pt"/>
    </style:style>
    <style:style style:family="text" style:name="T468">
      <style:text-properties fo:font-size="10pt"/>
    </style:style>
    <style:style style:family="text" style:name="T469">
      <style:text-properties fo:font-size="10pt"/>
    </style:style>
    <style:style style:family="text" style:name="T470">
      <style:text-properties fo:font-size="10pt"/>
    </style:style>
    <style:style style:family="text" style:name="T471">
      <style:text-properties fo:font-size="10pt"/>
    </style:style>
    <style:style style:family="text" style:name="T472">
      <style:text-properties fo:font-size="10pt"/>
    </style:style>
    <style:style style:family="text" style:name="T473">
      <style:text-properties fo:font-size="10pt"/>
    </style:style>
    <style:style style:family="text" style:name="T474">
      <style:text-properties fo:font-size="10pt"/>
    </style:style>
    <style:style style:family="text" style:name="T475">
      <style:text-properties fo:font-size="10pt"/>
    </style:style>
    <style:style style:family="text" style:name="T476">
      <style:text-properties fo:font-size="10pt"/>
    </style:style>
    <style:style style:family="text" style:name="T477">
      <style:text-properties fo:font-size="10pt"/>
    </style:style>
    <style:style style:family="text" style:name="T478">
      <style:text-properties fo:font-size="10pt"/>
    </style:style>
    <style:style style:family="text" style:name="T479">
      <style:text-properties fo:font-size="10pt"/>
    </style:style>
    <style:style style:family="text" style:name="T480">
      <style:text-properties fo:font-size="10pt"/>
    </style:style>
    <style:style style:family="text" style:name="T481">
      <style:text-properties fo:font-size="10pt"/>
    </style:style>
    <style:style style:family="text" style:name="T482">
      <style:text-properties fo:font-size="10pt"/>
    </style:style>
    <style:style style:family="text" style:name="T483">
      <style:text-properties fo:font-size="10pt"/>
    </style:style>
    <style:style style:family="text" style:name="T484">
      <style:text-properties fo:font-size="10pt"/>
    </style:style>
    <style:style style:parent-style-name="10" style:family="paragraph" style:name="P72">
      <style:text-properties fo:font-size="10pt"/>
      <style:paragraph-properties/>
    </style:style>
    <style:style style:family="text" style:name="T485">
      <style:text-properties fo:font-size="10pt"/>
    </style:style>
    <style:style style:family="text" style:name="T486">
      <style:text-properties fo:font-size="10pt"/>
    </style:style>
    <style:style style:family="table-cell" style:name="ce12">
      <style:table-cell-properties style:direction="ltr" fo:background-color="#ffffff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10" style:family="paragraph" style:name="P73">
      <style:text-properties fo:font-size="10pt"/>
      <style:paragraph-properties/>
    </style:style>
    <style:style style:family="text" style:name="T487">
      <style:text-properties fo:font-size="10pt"/>
    </style:style>
    <style:style style:family="text" style:name="T488">
      <style:text-properties fo:font-size="10pt"/>
    </style:style>
    <style:style style:family="text" style:name="T489">
      <style:text-properties fo:font-size="10pt"/>
    </style:style>
    <style:style style:family="text" style:name="T490">
      <style:text-properties fo:font-size="10pt"/>
    </style:style>
    <style:style style:family="text" style:name="T491">
      <style:text-properties fo:font-size="10pt"/>
    </style:style>
    <style:style style:family="text" style:name="T492">
      <style:text-properties fo:font-size="10pt"/>
    </style:style>
    <style:style style:family="text" style:name="T493">
      <style:text-properties fo:font-size="10pt"/>
    </style:style>
    <style:style style:family="text" style:name="T494">
      <style:text-properties fo:font-size="10pt"/>
    </style:style>
    <style:style style:family="text" style:name="T495">
      <style:text-properties fo:font-size="10pt"/>
    </style:style>
    <style:style style:family="text" style:name="T496">
      <style:text-properties fo:font-size="10pt"/>
    </style:style>
    <style:style style:family="text" style:name="T497">
      <style:text-properties fo:font-size="10pt"/>
    </style:style>
    <style:style style:family="text" style:name="T498">
      <style:text-properties fo:font-size="10pt"/>
    </style:style>
    <style:style style:family="text" style:name="T499">
      <style:text-properties fo:font-size="10pt"/>
    </style:style>
    <style:style style:family="text" style:name="T500">
      <style:text-properties fo:font-size="10pt"/>
    </style:style>
    <style:style style:family="text" style:name="T501">
      <style:text-properties fo:font-size="10pt"/>
    </style:style>
    <style:style style:family="text" style:name="T502">
      <style:text-properties fo:font-size="10pt"/>
    </style:style>
    <style:style style:family="text" style:name="T503">
      <style:text-properties fo:font-size="10pt"/>
    </style:style>
    <style:style style:family="text" style:name="T504">
      <style:text-properties fo:font-size="10pt"/>
    </style:style>
    <style:style style:family="text" style:name="T505">
      <style:text-properties fo:font-size="10pt"/>
    </style:style>
    <style:style style:family="text" style:name="T506">
      <style:text-properties fo:font-size="10pt"/>
    </style:style>
    <style:style style:family="text" style:name="T507">
      <style:text-properties fo:font-size="10pt"/>
    </style:style>
    <style:style style:parent-style-name="10" style:family="paragraph" style:name="P74">
      <style:text-properties fo:font-size="10pt"/>
      <style:paragraph-properties/>
    </style:style>
    <style:style style:family="text" style:name="T508">
      <style:text-properties fo:font-size="10pt"/>
    </style:style>
    <style:style style:family="text" style:name="T509">
      <style:text-properties fo:font-size="10pt"/>
    </style:style>
    <style:style style:parent-style-name="10" style:family="paragraph" style:name="P75">
      <style:text-properties fo:font-size="10pt"/>
      <style:paragraph-properties/>
    </style:style>
    <style:style style:family="text" style:name="T510">
      <style:text-properties fo:font-size="10pt"/>
    </style:style>
    <style:style style:family="text" style:name="T511">
      <style:text-properties fo:font-size="10pt"/>
    </style:style>
    <style:style style:parent-style-name="602" style:family="paragraph" style:name="P76">
      <style:text-properties fo:color="#000000" style:text-line-through-type="none" fo:font-family="Liberation Serif" fo:font-size="10pt" fo:font-style="normal" style:text-underline-type="none" style:text-underline-width="auto" fo:font-weight="normal"/>
      <style:paragraph-properties fo:text-align="left"/>
    </style:style>
    <style:style style:family="text" style:name="T512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family="text" style:name="T513">
      <style:text-properties fo:color="#000000" style:text-line-through-type="none" fo:font-family="Liberation Serif" fo:font-size="10pt" fo:font-style="normal" style:text-underline-type="none" style:text-underline-width="auto" fo:font-weight="normal"/>
    </style:style>
    <style:style style:parent-style-name="601" style:family="paragraph" style:name="P77">
      <style:text-properties fo:font-size="10pt"/>
      <style:paragraph-properties/>
    </style:style>
    <style:style style:family="text" style:name="T514">
      <style:text-properties fo:font-size="10pt"/>
    </style:style>
    <style:style style:family="text" style:name="T515">
      <style:text-properties fo:font-size="10pt" fo:language="ru" fo:country="RU"/>
    </style:style>
    <style:style style:family="text" style:name="T516">
      <style:text-properties fo:font-size="10pt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37"><text:span text:style-name="T25">Запрос</text:span><text:span text:style-name="T26"/></text:p>
          </table:table-cell>
          <table:table-cell table:style-name="ce2">
            <text:p text:style-name="P38"><text:span text:style-name="T27">MongoDB</text:span><text:span text:style-name="T28"/></text:p>
          </table:table-cell>
          <table:table-cell table:style-name="ce3">
            <text:p text:style-name="P39"><text:span text:style-name="T29">Prolog</text:span><text:span text:style-name="T30"/></text:p>
          </table:table-cell>
        </table:table-row>
        <table:table-row table:style-name="ro2">
          <table:table-cell table:style-name="ce4">
            <text:p text:style-name="P40"><text:span text:style-name="T31">Найти названия и цены всех объектов собственности заданного субъекта</text:span><text:span text:style-name="T32"/></text:p>
          </table:table-cell>
          <table:table-cell table:style-name="ce5">
            <text:p text:style-name="P41"><text:span text:style-name="T33">db</text:span><text:span text:style-name="T34">.</text:span><text:span text:style-name="T35">record</text:span><text:span text:style-name="T36">.</text:span><text:span text:style-name="T37">aggregate</text:span><text:span text:style-name="T38">([<text:line-break/><text:s text:c="4"/>{<text:line-break/><text:s text:c="8"/></text:span><text:span text:style-name="T39">$lookup</text:span><text:span text:style-name="T40">: {<text:line-break/><text:s text:c="12"/></text:span><text:span text:style-name="T41">from</text:span><text:span text:style-name="T42">: </text:span><text:span text:style-name="T43">"auto"</text:span><text:span text:style-name="T44">,<text:line-break/><text:s text:c="12"/></text:span><text:span text:style-name="T45">localField</text:span><text:span text:style-name="T46">: </text:span><text:span text:style-name="T47">"surname"</text:span><text:span text:style-name="T48">,<text:line-break/><text:s text:c="12"/></text:span><text:span text:style-name="T49">foreignField</text:span><text:span text:style-name="T50">: </text:span><text:span text:style-name="T51">"surname"</text:span><text:span text:style-name="T52">,<text:line-break/><text:s text:c="12"/></text:span><text:span text:style-name="T53">as</text:span><text:span text:style-name="T54">: </text:span><text:span text:style-name="T55">"auto"<text:line-break/><text:s text:c="8"/></text:span><text:span text:style-name="T56">}<text:line-break/><text:s text:c="4"/>}</text:span><text:span text:style-name="T57">,<text:line-break/><text:s text:c="4"/></text:span><text:span text:style-name="T58">{<text:line-break/><text:s text:c="8"/></text:span><text:span text:style-name="T59">$lookup</text:span><text:span text:style-name="T60">: {<text:line-break/><text:s text:c="12"/></text:span><text:span text:style-name="T61">from</text:span><text:span text:style-name="T62">: </text:span><text:span text:style-name="T63">"building"</text:span><text:span text:style-name="T64">,<text:line-break/><text:s text:c="12"/></text:span><text:span text:style-name="T65">localField</text:span><text:span text:style-name="T66">: </text:span><text:span text:style-name="T67">"surname"</text:span><text:span text:style-name="T68">,<text:line-break/><text:s text:c="12"/></text:span><text:span text:style-name="T69">foreignField</text:span><text:span text:style-name="T70">: </text:span><text:span text:style-name="T71">"surname"</text:span><text:span text:style-name="T72">,<text:line-break/><text:s text:c="12"/></text:span><text:span text:style-name="T73">as</text:span><text:span text:style-name="T74">: </text:span><text:span text:style-name="T75">"building"<text:line-break/><text:s text:c="8"/></text:span><text:span text:style-name="T76">}<text:line-break/><text:s text:c="4"/>}</text:span><text:span text:style-name="T77">,<text:line-break/><text:s text:c="4"/></text:span><text:span text:style-name="T78">{<text:line-break/><text:s text:c="8"/></text:span><text:span text:style-name="T79">$lookup</text:span><text:span text:style-name="T80">: {<text:line-break/><text:s text:c="12"/></text:span><text:span text:style-name="T81">from</text:span><text:span text:style-name="T82">: </text:span><text:span text:style-name="T83">"site"</text:span><text:span text:style-name="T84">,<text:line-break/><text:s text:c="12"/></text:span><text:span text:style-name="T85">localField</text:span><text:span text:style-name="T86">: </text:span><text:span text:style-name="T87">"surname"</text:span><text:span text:style-name="T88">,<text:line-break/><text:s text:c="12"/></text:span><text:span text:style-name="T89">foreignField</text:span><text:span text:style-name="T90">: </text:span><text:span text:style-name="T91">"surname"</text:span><text:span text:style-name="T92">,<text:line-break/><text:s text:c="12"/></text:span><text:span text:style-name="T93">as</text:span><text:span text:style-name="T94">: </text:span><text:span text:style-name="T95">"site"<text:line-break/><text:s text:c="8"/></text:span><text:span text:style-name="T96">}<text:line-break/><text:s text:c="4"/>}</text:span><text:span text:style-name="T97">,<text:line-break/><text:s text:c="4"/></text:span><text:span text:style-name="T98">{<text:line-break/><text:s text:c="8"/></text:span><text:span text:style-name="T99">$lookup</text:span><text:span text:style-name="T100">: {<text:line-break/><text:s text:c="12"/></text:span><text:span text:style-name="T101">from</text:span><text:span text:style-name="T102">: </text:span><text:span text:style-name="T103">"wvehicle"</text:span><text:span text:style-name="T104">,<text:line-break/><text:s text:c="12"/></text:span><text:span text:style-name="T105">localField</text:span><text:span text:style-name="T106">: </text:span><text:span text:style-name="T107">"surname"</text:span><text:span text:style-name="T108">,<text:line-break/><text:s text:c="12"/></text:span><text:span text:style-name="T109">foreignField</text:span><text:span text:style-name="T110">: </text:span><text:span text:style-name="T111">"surname"</text:span><text:span text:style-name="T112">,<text:line-break/><text:s text:c="12"/></text:span><text:span text:style-name="T113">as</text:span><text:span text:style-name="T114">: </text:span><text:span text:style-name="T115">"wvehicle"<text:line-break/><text:s text:c="8"/></text:span><text:span text:style-name="T116">}<text:line-break/><text:s text:c="4"/>}</text:span><text:span text:style-name="T117">,<text:line-break/><text:s text:c="4"/></text:span><text:span text:style-name="T118">{<text:line-break/><text:s text:c="8"/></text:span><text:span text:style-name="T119">$match</text:span><text:span text:style-name="T120">: {<text:line-break/><text:s text:c="12"/></text:span><text:span text:style-name="T121">$expr</text:span><text:span text:style-name="T122">: {</text:span><text:span text:style-name="T123">$eq</text:span><text:span text:style-name="T124">: [</text:span><text:span text:style-name="T125">'$surname'</text:span><text:span text:style-name="T126">, </text:span><text:span text:style-name="T127">'Ivanov'</text:span><text:span text:style-name="T128">]</text:span><text:span text:style-name="T129">,</text:span><text:span text:style-name="T130">}<text:line-break/><text:s text:c="8"/>}<text:line-break/><text:s text:c="4"/>}</text:span><text:span text:style-name="T131">,<text:line-break/><text:s text:c="4"/></text:span><text:span text:style-name="T132">{<text:line-break/><text:s text:c="8"/></text:span><text:span text:style-name="T133">"$project"</text:span><text:span text:style-name="T134">: {<text:line-break/><text:s text:c="12"/></text:span><text:span text:style-name="T135">"surname"</text:span><text:span text:style-name="T136">: </text:span><text:span text:style-name="T137">1</text:span><text:span text:style-name="T138">,<text:line-break/><text:s text:c="12"/></text:span><text:span text:style-name="T139">"auto.name"</text:span><text:span text:style-name="T140">: </text:span><text:span text:style-name="T141">1</text:span><text:span text:style-name="T142">,<text:line-break/><text:s text:c="12"/></text:span><text:span text:style-name="T143">"auto.price"</text:span><text:span text:style-name="T144">: </text:span><text:span text:style-name="T145">1</text:span><text:span text:style-name="T146">,<text:line-break/><text:s text:c="12"/></text:span><text:span text:style-name="T147">"building.name"</text:span><text:span text:style-name="T148">: </text:span><text:span text:style-name="T149">1</text:span><text:span text:style-name="T150">,<text:line-break/><text:s text:c="12"/></text:span><text:span text:style-name="T151">"building.price"</text:span><text:span text:style-name="T152">: </text:span><text:span text:style-name="T153">1</text:span><text:span text:style-name="T154">,<text:line-break/><text:s text:c="12"/></text:span><text:span text:style-name="T155">"site.name"</text:span><text:span text:style-name="T156">: </text:span><text:span text:style-name="T157">1</text:span><text:span text:style-name="T158">,<text:line-break/><text:s text:c="12"/></text:span><text:span text:style-name="T159">"site.price"</text:span><text:span text:style-name="T160">: </text:span><text:span text:style-name="T161">1</text:span><text:span text:style-name="T162">,<text:line-break/><text:s text:c="12"/></text:span><text:span text:style-name="T163">"wvehicle.name"</text:span><text:span text:style-name="T164">: </text:span><text:span text:style-name="T165">1</text:span><text:span text:style-name="T166">,<text:line-break/><text:s text:c="12"/></text:span><text:span text:style-name="T167">"wvehicle.price"</text:span><text:span text:style-name="T168">: </text:span><text:span text:style-name="T169">1</text:span><text:span text:style-name="T170">,<text:line-break/><text:s text:c="8"/></text:span><text:span text:style-name="T171">}<text:line-break/><text:s text:c="4"/>}</text:span><text:span text:style-name="T172">,<text:line-break/></text:span><text:span text:style-name="T173">])</text:span><text:span text:style-name="T174"/></text:p>
            <text:p text:style-name="P42"><text:span text:style-name="T175"/><text:span text:style-name="T176"/></text:p>
            <text:p text:style-name="P43"><text:span text:style-name="T177"/><text:span text:style-name="T178"/></text:p>
            <text:p text:style-name="P44"><text:span text:style-name="T179"/><text:span text:style-name="T180"/></text:p>
            <text:p text:style-name="P45"><text:span text:style-name="T181"/><text:span text:style-name="T182"/></text:p>
          </table:table-cell>
          <table:table-cell table:style-name="ce6">
            <text:p text:style-name="P46"><text:span text:style-name="T183"><text:s text:c="5"/>property_by_surname(Surname, PropertyName):-</text:span><text:span text:style-name="T184"/></text:p>
            <text:p text:style-name="P47"><text:span text:style-name="T185"><text:s text:c="2"/><text:tab/>property(Surname, auto(PropertyName, _, _, _));</text:span><text:span text:style-name="T186"/></text:p>
            <text:p text:style-name="P48"><text:span text:style-name="T187"><text:s text:c="2"/><text:tab/>property(Surname, building(PropertyName, _, _, _));</text:span><text:span text:style-name="T188"/></text:p>
            <text:p text:style-name="P49"><text:span text:style-name="T189"><text:s text:c="2"/><text:tab/>property(Surname, site(PropertyName, _, _, _));</text:span><text:span text:style-name="T190"/></text:p>
            <text:p text:style-name="P50"><text:span text:style-name="T191"><text:s text:c="2"/><text:tab/>property(Surname, water_vehicle(PropertyName, _, _, _)).</text:span><text:span text:style-name="T192"/></text:p>
            <text:p text:style-name="P51"><text:span text:style-name="T193"/><text:span text:style-name="T194"/></text:p>
            <text:p text:style-name="P52"><text:span text:style-name="T195"><text:s text:c="5"/>property_by_surname(“Ivanov”, PropertyName);</text:span><text:span text:style-name="T196"/></text:p>
            <text:p text:style-name="P53"><text:span text:style-name="T197"/><text:span text:style-name="T198"/></text:p>
            <text:p text:style-name="P54"><text:span text:style-name="T199"/><text:span text:style-name="T200"/></text:p>
          </table:table-cell>
        </table:table-row>
        <table:table-row table:style-name="ro3">
          <table:table-cell table:style-name="ce7">
            <text:p text:style-name="P55"><text:span text:style-name="T201">Найти всех владельцев водного транспорта</text:span><text:span text:style-name="T202"/></text:p>
          </table:table-cell>
          <table:table-cell table:style-name="ce8">
            <text:p text:style-name="P56"><text:span text:style-name="T203">db</text:span><text:span text:style-name="T204">.</text:span><text:span text:style-name="T205">record</text:span><text:span text:style-name="T206">.</text:span><text:span text:style-name="T207">aggregate</text:span><text:span text:style-name="T208">([<text:line-break/><text:s text:c="4"/>{<text:line-break/><text:s text:c="8"/></text:span><text:span text:style-name="T209">$lookup</text:span><text:span text:style-name="T210">: {<text:line-break/><text:s text:c="12"/></text:span><text:span text:style-name="T211">from</text:span><text:span text:style-name="T212">: </text:span><text:span text:style-name="T213">"auto"</text:span><text:span text:style-name="T214">,<text:line-break/><text:s text:c="12"/></text:span><text:span text:style-name="T215">localField</text:span><text:span text:style-name="T216">: </text:span><text:span text:style-name="T217">"surname"</text:span><text:span text:style-name="T218">,<text:line-break/><text:s text:c="12"/></text:span><text:span text:style-name="T219">foreignField</text:span><text:span text:style-name="T220">: </text:span><text:span text:style-name="T221">"surname"</text:span><text:span text:style-name="T222">,<text:line-break/><text:s text:c="12"/></text:span><text:span text:style-name="T223">as</text:span><text:span text:style-name="T224">: </text:span><text:span text:style-name="T225">"auto"<text:line-break/><text:s text:c="8"/></text:span><text:span text:style-name="T226">}<text:line-break/><text:s text:c="4"/>}</text:span><text:span text:style-name="T227">,<text:line-break/><text:s text:c="4"/></text:span><text:span text:style-name="T228">{<text:line-break/><text:s text:c="8"/></text:span><text:span text:style-name="T229">$lookup</text:span><text:span text:style-name="T230">: {<text:line-break/><text:s text:c="12"/></text:span><text:span text:style-name="T231">from</text:span><text:span text:style-name="T232">: </text:span><text:span text:style-name="T233">"building"</text:span><text:span text:style-name="T234">,<text:line-break/><text:s text:c="12"/></text:span><text:span text:style-name="T235">localField</text:span><text:span text:style-name="T236">: </text:span><text:span text:style-name="T237">"surname"</text:span><text:span text:style-name="T238">,<text:line-break/><text:s text:c="12"/></text:span><text:span text:style-name="T239">foreignField</text:span><text:span text:style-name="T240">: </text:span><text:span text:style-name="T241">"surname"</text:span><text:span text:style-name="T242">,<text:line-break/><text:s text:c="12"/></text:span><text:span text:style-name="T243">as</text:span><text:span text:style-name="T244">: </text:span><text:span text:style-name="T245">"building"<text:line-break/><text:s text:c="8"/></text:span><text:span text:style-name="T246">}<text:line-break/><text:s text:c="4"/>}</text:span><text:span text:style-name="T247">,<text:line-break/><text:s text:c="4"/></text:span><text:span text:style-name="T248">{<text:line-break/><text:s text:c="8"/></text:span><text:span text:style-name="T249">$lookup</text:span><text:span text:style-name="T250">: {<text:line-break/><text:s text:c="12"/></text:span><text:span text:style-name="T251">from</text:span><text:span text:style-name="T252">: </text:span><text:span text:style-name="T253">"site"</text:span><text:span text:style-name="T254">,<text:line-break/><text:s text:c="12"/></text:span><text:span text:style-name="T255">localField</text:span><text:span text:style-name="T256">: </text:span><text:span text:style-name="T257">"surname"</text:span><text:span text:style-name="T258">,<text:line-break/><text:s text:c="12"/></text:span><text:span text:style-name="T259">foreignField</text:span><text:span text:style-name="T260">: </text:span><text:span text:style-name="T261">"surname"</text:span><text:span text:style-name="T262">,<text:line-break/><text:s text:c="12"/></text:span><text:span text:style-name="T263">as</text:span><text:span text:style-name="T264">: </text:span><text:span text:style-name="T265">"site"<text:line-break/><text:s text:c="8"/></text:span><text:span text:style-name="T266">}<text:line-break/><text:s text:c="4"/>}</text:span><text:span text:style-name="T267">,<text:line-break/><text:s text:c="4"/></text:span><text:span text:style-name="T268">{<text:line-break/><text:s text:c="8"/></text:span><text:span text:style-name="T269">$lookup</text:span><text:span text:style-name="T270">: {<text:line-break/><text:s text:c="12"/></text:span><text:span text:style-name="T271">from</text:span><text:span text:style-name="T272">: </text:span><text:span text:style-name="T273">"wvehicle"</text:span><text:span text:style-name="T274">,<text:line-break/><text:s text:c="12"/></text:span><text:span text:style-name="T275">localField</text:span><text:span text:style-name="T276">: </text:span><text:span text:style-name="T277">"surname"</text:span><text:span text:style-name="T278">,<text:line-break/><text:s text:c="12"/></text:span><text:span text:style-name="T279">foreignField</text:span><text:span text:style-name="T280">: </text:span><text:span text:style-name="T281">"surname"</text:span><text:span text:style-name="T282">,<text:line-break/><text:s text:c="12"/></text:span><text:span text:style-name="T283">as</text:span><text:span text:style-name="T284">: </text:span><text:span text:style-name="T285">"wvehicle"<text:line-break/><text:s text:c="8"/></text:span><text:span text:style-name="T286">}<text:line-break/><text:s text:c="4"/>}</text:span><text:span text:style-name="T287">,<text:line-break/><text:s text:c="4"/></text:span><text:span text:style-name="T288">{<text:line-break/><text:s text:c="8"/></text:span><text:span text:style-name="T289">$match</text:span><text:span text:style-name="T290">: {<text:line-break/><text:s text:c="12"/></text:span><text:span text:style-name="T291">$expr</text:span><text:span text:style-name="T292">: {</text:span><text:span text:style-name="T293">$not</text:span><text:span text:style-name="T294">: {</text:span><text:span text:style-name="T295">$eq</text:span><text:span text:style-name="T296">: [</text:span><text:span text:style-name="T297">'$wvehicle'</text:span><text:span text:style-name="T298">, </text:span><text:span text:style-name="T299">[]]}}<text:line-break/><text:s text:c="8"/>}<text:line-break/><text:s text:c="4"/>}</text:span><text:span text:style-name="T300">,<text:line-break/><text:s text:c="4"/></text:span><text:span text:style-name="T301">{<text:line-break/><text:s text:c="8"/></text:span><text:span text:style-name="T302">"$project"</text:span><text:span text:style-name="T303">: {<text:line-break/><text:s text:c="12"/></text:span><text:span text:style-name="T304">"surname"</text:span><text:span text:style-name="T305">: </text:span><text:span text:style-name="T306">1</text:span><text:span text:style-name="T307">,<text:line-break/><text:s text:c="12"/></text:span><text:span text:style-name="T308">"wvehicle.name"</text:span><text:span text:style-name="T309">: </text:span><text:span text:style-name="T310">1</text:span><text:span text:style-name="T311">,<text:line-break/><text:s text:c="12"/></text:span><text:span text:style-name="T312">"wvehicle.price"</text:span><text:span text:style-name="T313">: </text:span><text:span text:style-name="T314">1</text:span><text:span text:style-name="T315">,<text:line-break/><text:s text:c="8"/></text:span><text:span text:style-name="T316">}<text:line-break/><text:s text:c="4"/>}</text:span><text:span text:style-name="T317">,<text:line-break/></text:span><text:span text:style-name="T318">])</text:span><text:span text:style-name="T319"/></text:p>
            <text:p text:style-name="P57"><text:span text:style-name="T320"/><text:span text:style-name="T321"/></text:p>
            <text:p text:style-name="P58"><text:span text:style-name="T322"/><text:span text:style-name="T323"/></text:p>
            <text:p text:style-name="P59"><text:span text:style-name="T324"/><text:span text:style-name="T325"/></text:p>
            <text:p text:style-name="P60"><text:span text:style-name="T326"/><text:span text:style-name="T327"/></text:p>
            <text:p text:style-name="P61"><text:span text:style-name="T328"/><text:span text:style-name="T329"/></text:p>
            <text:p text:style-name="P62"><text:span text:style-name="T330"/><text:span text:style-name="T331"/></text:p>
            <text:p text:style-name="P63"><text:span text:style-name="T332"/><text:span text:style-name="T333"/></text:p>
            <text:p text:style-name="P64"><text:span text:style-name="T334"/><text:span text:style-name="T335"/></text:p>
            <text:p text:style-name="P65"><text:span text:style-name="T336"/><text:span text:style-name="T337"/></text:p>
            <text:p text:style-name="P66"><text:span text:style-name="T338"/><text:span text:style-name="T339"/></text:p>
            <text:p text:style-name="P67"><text:span text:style-name="T340"/><text:span text:style-name="T341"/></text:p>
          </table:table-cell>
          <table:table-cell table:style-name="ce9">
            <text:p text:style-name="P68"><text:span text:style-name="T342">property</text:span><text:span text:style-name="T343">(Surname, </text:span><text:span text:style-name="T344">water_vehicle</text:span><text:span text:style-name="T345">(Prop, Price, </text:span><text:span text:style-name="T346">_</text:span><text:span text:style-name="T347">, </text:span><text:span text:style-name="T348">_</text:span><text:span text:style-name="T349">))</text:span><text:span text:style-name="T350">.</text:span><text:span text:style-name="T351"/></text:p>
            <text:p text:style-name="P69"><text:span text:style-name="T352"/><text:span text:style-name="T353"/></text:p>
          </table:table-cell>
        </table:table-row>
        <table:table-row table:style-name="ro4">
          <table:table-cell table:style-name="ce10">
            <text:p text:style-name="P70"><text:span text:style-name="T354"/><text:span text:style-name="T355">Найти суммарную стоимость всех объектов каждого субъекта</text:span><text:span text:style-name="T356"/><text:span text:style-name="T357"/></text:p>
          </table:table-cell>
          <table:table-cell table:style-name="ce11">
            <text:p text:style-name="P71"><text:span text:style-name="T358">db</text:span><text:span text:style-name="T359">.</text:span><text:span text:style-name="T360">record</text:span><text:span text:style-name="T361">.</text:span><text:span text:style-name="T362">aggregate</text:span><text:span text:style-name="T363">([<text:line-break/><text:s text:c="4"/>{<text:line-break/><text:s text:c="8"/></text:span><text:span text:style-name="T364">$lookup</text:span><text:span text:style-name="T365">: {<text:line-break/><text:s text:c="12"/></text:span><text:span text:style-name="T366">from</text:span><text:span text:style-name="T367">: </text:span><text:span text:style-name="T368">"auto"</text:span><text:span text:style-name="T369">,<text:line-break/><text:s text:c="12"/></text:span><text:span text:style-name="T370">localField</text:span><text:span text:style-name="T371">: </text:span><text:span text:style-name="T372">"surname"</text:span><text:span text:style-name="T373">,<text:line-break/><text:s text:c="12"/></text:span><text:span text:style-name="T374">foreignField</text:span><text:span text:style-name="T375">: </text:span><text:span text:style-name="T376">"surname"</text:span><text:span text:style-name="T377">,<text:line-break/><text:s text:c="12"/></text:span><text:span text:style-name="T378">as</text:span><text:span text:style-name="T379">: </text:span><text:span text:style-name="T380">"auto"<text:line-break/><text:s text:c="8"/></text:span><text:span text:style-name="T381">}<text:line-break/><text:s text:c="4"/>}</text:span><text:span text:style-name="T382">,<text:line-break/><text:s text:c="4"/></text:span><text:span text:style-name="T383">{<text:line-break/><text:s text:c="8"/></text:span><text:span text:style-name="T384">$lookup</text:span><text:span text:style-name="T385">: {<text:line-break/><text:s text:c="12"/></text:span><text:span text:style-name="T386">from</text:span><text:span text:style-name="T387">: </text:span><text:span text:style-name="T388">"building"</text:span><text:span text:style-name="T389">,<text:line-break/><text:s text:c="12"/></text:span><text:span text:style-name="T390">localField</text:span><text:span text:style-name="T391">: </text:span><text:span text:style-name="T392">"surname"</text:span><text:span text:style-name="T393">,<text:line-break/><text:s text:c="12"/></text:span><text:span text:style-name="T394">foreignField</text:span><text:span text:style-name="T395">: </text:span><text:span text:style-name="T396">"surname"</text:span><text:span text:style-name="T397">,<text:line-break/><text:s text:c="12"/></text:span><text:span text:style-name="T398">as</text:span><text:span text:style-name="T399">: </text:span><text:span text:style-name="T400">"building"<text:line-break/><text:s text:c="8"/></text:span><text:span text:style-name="T401">}<text:line-break/><text:s text:c="4"/>}</text:span><text:span text:style-name="T402">,<text:line-break/><text:s text:c="4"/></text:span><text:span text:style-name="T403">{<text:line-break/><text:s text:c="8"/></text:span><text:span text:style-name="T404">$lookup</text:span><text:span text:style-name="T405">: {<text:line-break/><text:s text:c="12"/></text:span><text:span text:style-name="T406">from</text:span><text:span text:style-name="T407">: </text:span><text:span text:style-name="T408">"site"</text:span><text:span text:style-name="T409">,<text:line-break/><text:s text:c="12"/></text:span><text:span text:style-name="T410">localField</text:span><text:span text:style-name="T411">: </text:span><text:span text:style-name="T412">"surname"</text:span><text:span text:style-name="T413">,<text:line-break/><text:s text:c="12"/></text:span><text:span text:style-name="T414">foreignField</text:span><text:span text:style-name="T415">: </text:span><text:span text:style-name="T416">"surname"</text:span><text:span text:style-name="T417">,<text:line-break/><text:s text:c="12"/></text:span><text:span text:style-name="T418">as</text:span><text:span text:style-name="T419">: </text:span><text:span text:style-name="T420">"site"<text:line-break/><text:s text:c="8"/></text:span><text:span text:style-name="T421">}<text:line-break/><text:s text:c="4"/>}</text:span><text:span text:style-name="T422">,<text:line-break/><text:s text:c="4"/></text:span><text:span text:style-name="T423">{<text:line-break/><text:s text:c="8"/></text:span><text:span text:style-name="T424">$lookup</text:span><text:span text:style-name="T425">: {<text:line-break/><text:s text:c="12"/></text:span><text:span text:style-name="T426">from</text:span><text:span text:style-name="T427">: </text:span><text:span text:style-name="T428">"wvehicle"</text:span><text:span text:style-name="T429">,<text:line-break/><text:s text:c="12"/></text:span><text:span text:style-name="T430">localField</text:span><text:span text:style-name="T431">: </text:span><text:span text:style-name="T432">"surname"</text:span><text:span text:style-name="T433">,<text:line-break/><text:s text:c="12"/></text:span><text:span text:style-name="T434">foreignField</text:span><text:span text:style-name="T435">: </text:span><text:span text:style-name="T436">"surname"</text:span><text:span text:style-name="T437">,<text:line-break/><text:s text:c="12"/></text:span><text:span text:style-name="T438">as</text:span><text:span text:style-name="T439">: </text:span><text:span text:style-name="T440">"wvehicle"<text:line-break/><text:s text:c="8"/></text:span><text:span text:style-name="T441">}<text:line-break/><text:s text:c="4"/>}</text:span><text:span text:style-name="T442">,<text:line-break/><text:s text:c="4"/></text:span><text:span text:style-name="T443">{<text:line-break/><text:s text:c="8"/></text:span><text:span text:style-name="T444">"$project"</text:span><text:span text:style-name="T445">: {<text:line-break/><text:s text:c="12"/></text:span><text:span text:style-name="T446">"surname"</text:span><text:span text:style-name="T447">: </text:span><text:span text:style-name="T448">1</text:span><text:span text:style-name="T449">,<text:line-break/><text:s text:c="12"/></text:span><text:span text:style-name="T450">"Cost"</text:span><text:span text:style-name="T451">: {</text:span><text:span text:style-name="T452">$sum</text:span><text:span text:style-name="T453">:<text:line-break/><text:s text:c="20"/>[<text:line-break/><text:s text:c="24"/>{</text:span><text:span text:style-name="T454">$arrayElemAt</text:span><text:span text:style-name="T455">: [</text:span><text:span text:style-name="T456">"$auto.price"</text:span><text:span text:style-name="T457">, </text:span><text:span text:style-name="T458">0</text:span><text:span text:style-name="T459">]}</text:span><text:span text:style-name="T460">,<text:line-break/><text:s text:c="24"/></text:span><text:span text:style-name="T461">{</text:span><text:span text:style-name="T462">$arrayElemAt</text:span><text:span text:style-name="T463">: [</text:span><text:span text:style-name="T464">"$building.price"</text:span><text:span text:style-name="T465">, </text:span><text:span text:style-name="T466">0</text:span><text:span text:style-name="T467">]}</text:span><text:span text:style-name="T468">,<text:line-break/><text:s text:c="24"/></text:span><text:span text:style-name="T469">{</text:span><text:span text:style-name="T470">$arrayElemAt</text:span><text:span text:style-name="T471">: [</text:span><text:span text:style-name="T472">"$site.price"</text:span><text:span text:style-name="T473">, </text:span><text:span text:style-name="T474">0</text:span><text:span text:style-name="T475">]}</text:span><text:span text:style-name="T476">,<text:line-break/><text:s text:c="24"/></text:span><text:span text:style-name="T477">{</text:span><text:span text:style-name="T478">$arrayElemAt</text:span><text:span text:style-name="T479">: [</text:span><text:span text:style-name="T480">"$wvehicle.price"</text:span><text:span text:style-name="T481">, </text:span><text:span text:style-name="T482">0</text:span><text:span text:style-name="T483">]}<text:line-break/><text:s text:c="20"/>]<text:line-break/><text:s text:c="12"/>}<text:line-break/><text:s text:c="8"/>}<text:line-break/><text:s text:c="4"/>}<text:line-break/>])</text:span><text:span text:style-name="T484"/></text:p>
            <text:p text:style-name="P72"><text:span text:style-name="T485"/><text:span text:style-name="T486"/></text:p>
          </table:table-cell>
          <table:table-cell table:style-name="ce12">
            <text:p text:style-name="P73"><text:span text:style-name="T487">sum_of_prop_price_by_surname</text:span><text:span text:style-name="T488">(Surname, Cost)</text:span><text:span text:style-name="T489">:-<text:line-break/><text:s text:c="2"/></text:span><text:span text:style-name="T490">get_prop_price</text:span><text:span text:style-name="T491">(Surname, </text:span><text:span text:style-name="T492">auto</text:span><text:span text:style-name="T493">, AutoPrice),<text:line-break/><text:s text:c="2"/></text:span><text:span text:style-name="T494">get_prop_price</text:span><text:span text:style-name="T495">(Surname, </text:span><text:span text:style-name="T496">building</text:span><text:span text:style-name="T497">, BuildingPrice),<text:line-break/><text:s text:c="2"/></text:span><text:span text:style-name="T498">get_prop_price</text:span><text:span text:style-name="T499">(Surname, </text:span><text:span text:style-name="T500">site</text:span><text:span text:style-name="T501">, SitePrice),<text:line-break/><text:s text:c="2"/></text:span><text:span text:style-name="T502">get_prop_price</text:span><text:span text:style-name="T503">(Surname, </text:span><text:span text:style-name="T504">water_vehicle</text:span><text:span text:style-name="T505">, WVPrice),<text:line-break/><text:s text:c="2"/>Cost = AutoPrice + BuildingPrice + SitePrice + WVPrice</text:span><text:span text:style-name="T506">.</text:span><text:span text:style-name="T507"/></text:p>
            <text:p text:style-name="P74"><text:span text:style-name="T508"/><text:span text:style-name="T509"/></text:p>
            <text:p text:style-name="P75"><text:span text:style-name="T510">sum_of_prop_price_by_surname("Ivanov", Cost).</text:span><text:span text:style-name="T511"/></text:p>
            <text:p text:style-name="P76"><text:span text:style-name="T512"/><text:span text:style-name="T513"/></text:p>
          </table:table-cell>
        </table:table-row>
      </table:table>
      <text:p text:style-name="P77"><text:span text:style-name="T514"/><text:span text:style-name="T515"/><text:span text:style-name="T5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text-properties/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10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Segoe UI" style:font-family-complex="Tahoma" fo:font-size="12pt" fo:language="en" fo:country="US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Table Contents" style:family="paragraph" style:name="602">
      <style:text-properties/>
      <style:paragraph-properties/>
    </style:style>
    <style:style style:parent-style-name="602" style:display-name="Table Heading" style:family="paragraph" style:name="603">
      <style:text-properties fo:font-weight="bold"/>
      <style:paragraph-properties fo:text-align="center"/>
    </style:style>
    <style:style style:parent-style-name="600" style:display-name="Strong Emphasis" style:family="text" style:name="604">
      <style:text-properties fo:font-weight="bold"/>
    </style:style>
    <style:style style:class="default" style:display-name="Default Paragraph Font" style:family="text" style:name="1210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